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97a" officeooo:paragraph-rsid="0017897a"/>
    </style:style>
    <style:style style:name="P2" style:family="paragraph" style:parent-style-name="Standard">
      <style:text-properties officeooo:rsid="0017ed51" officeooo:paragraph-rsid="0017ed51"/>
    </style:style>
    <style:style style:name="P3" style:family="paragraph" style:parent-style-name="Standard">
      <style:text-properties officeooo:rsid="00195ed5" officeooo:paragraph-rsid="00195ed5"/>
    </style:style>
    <style:style style:name="P4" style:family="paragraph" style:parent-style-name="Standard">
      <style:text-properties officeooo:rsid="001b0177" officeooo:paragraph-rsid="001b0177"/>
    </style:style>
    <style:style style:name="P5" style:family="paragraph" style:parent-style-name="Standard">
      <style:text-properties officeooo:rsid="001c7186" officeooo:paragraph-rsid="001c7186"/>
    </style:style>
    <style:style style:name="P6" style:family="paragraph" style:parent-style-name="Standard">
      <style:text-properties officeooo:rsid="001d33a1" officeooo:paragraph-rsid="001d33a1"/>
    </style:style>
    <style:style style:name="P7" style:family="paragraph" style:parent-style-name="Standard">
      <style:text-properties officeooo:paragraph-rsid="001d33a1"/>
    </style:style>
    <style:style style:name="P8" style:family="paragraph" style:parent-style-name="Standard">
      <style:text-properties officeooo:rsid="001e6475" officeooo:paragraph-rsid="001e6475"/>
    </style:style>
    <style:style style:name="P9" style:family="paragraph" style:parent-style-name="Standard">
      <style:text-properties officeooo:rsid="001f68af" officeooo:paragraph-rsid="001f68af"/>
    </style:style>
    <style:style style:name="P10" style:family="paragraph" style:parent-style-name="Standard">
      <style:text-properties officeooo:rsid="001f84ec" officeooo:paragraph-rsid="001f84ec"/>
    </style:style>
    <style:style style:name="P11" style:family="paragraph" style:parent-style-name="Standard">
      <style:text-properties officeooo:rsid="00215658" officeooo:paragraph-rsid="00215658"/>
    </style:style>
    <style:style style:name="P12" style:family="paragraph" style:parent-style-name="Standard">
      <style:text-properties officeooo:rsid="00234502" officeooo:paragraph-rsid="00234502"/>
    </style:style>
    <style:style style:name="P13" style:family="paragraph" style:parent-style-name="Standard">
      <style:text-properties officeooo:rsid="0023fe7a" officeooo:paragraph-rsid="0023fe7a"/>
    </style:style>
    <style:style style:name="P14" style:family="paragraph" style:parent-style-name="Standard">
      <style:text-properties officeooo:rsid="00255126" officeooo:paragraph-rsid="00255126"/>
    </style:style>
    <style:style style:name="P15" style:family="paragraph" style:parent-style-name="Standard">
      <style:paragraph-properties style:line-height-at-least="0.503cm"/>
      <style:text-properties fo:color="#d4d4d4" style:font-name="Droid Sans Mono" fo:font-size="10.5pt" fo:font-weight="normal" fo:background-color="#1e1e1e"/>
    </style:style>
    <style:style style:name="P16" style:family="paragraph" style:parent-style-name="Standard">
      <style:text-properties fo:color="#d4d4d4" style:font-name="Droid Sans Mono" fo:font-size="10.5pt" fo:font-weight="normal" officeooo:rsid="00255126" officeooo:paragraph-rsid="00255126" fo:background-color="#1e1e1e"/>
    </style:style>
    <style:style style:name="P17" style:family="paragraph" style:parent-style-name="Standard">
      <style:text-properties fo:color="#d4d4d4" style:font-name="Droid Sans Mono" fo:font-size="10.5pt" fo:font-weight="normal" officeooo:rsid="00294881" officeooo:paragraph-rsid="00294881" fo:background-color="#1e1e1e"/>
    </style:style>
    <style:style style:name="P18" style:family="paragraph" style:parent-style-name="Standard">
      <style:paragraph-properties style:line-height-at-least="0.503cm"/>
      <style:text-properties fo:color="#c586c0" style:font-name="Droid Sans Mono" fo:font-size="10.5pt" fo:font-weight="normal" fo:background-color="#1e1e1e"/>
    </style:style>
    <style:style style:name="P19" style:family="paragraph" style:parent-style-name="Standard">
      <style:text-properties officeooo:rsid="0026d1fb" officeooo:paragraph-rsid="0026d1fb"/>
    </style:style>
    <style:style style:name="P20" style:family="paragraph" style:parent-style-name="Standard">
      <style:text-properties officeooo:rsid="0028c8c0" officeooo:paragraph-rsid="0028c8c0"/>
    </style:style>
    <style:style style:name="P21" style:family="paragraph" style:parent-style-name="Standard">
      <style:text-properties officeooo:rsid="0028e80a" officeooo:paragraph-rsid="0028e80a"/>
    </style:style>
    <style:style style:name="P22" style:family="paragraph" style:parent-style-name="Standard">
      <style:text-properties officeooo:rsid="00294881" officeooo:paragraph-rsid="00294881"/>
    </style:style>
    <style:style style:name="P23" style:family="paragraph" style:parent-style-name="Standard">
      <style:text-properties officeooo:rsid="002a5e4e" officeooo:paragraph-rsid="002a5e4e"/>
    </style:style>
    <style:style style:name="P24" style:family="paragraph" style:parent-style-name="Standard">
      <style:text-properties officeooo:rsid="002b773f" officeooo:paragraph-rsid="002b773f"/>
    </style:style>
    <style:style style:name="P25" style:family="paragraph" style:parent-style-name="Standard">
      <style:text-properties style:text-underline-style="solid" style:text-underline-width="auto" style:text-underline-color="font-color" officeooo:rsid="002b773f" officeooo:paragraph-rsid="002b773f"/>
    </style:style>
    <style:style style:name="P26" style:family="paragraph" style:parent-style-name="Standard">
      <style:text-properties style:text-underline-style="none" officeooo:rsid="002ceae2" officeooo:paragraph-rsid="002ceae2"/>
    </style:style>
    <style:style style:name="P27" style:family="paragraph" style:parent-style-name="Standard">
      <style:text-properties style:text-underline-style="none" officeooo:rsid="002d9d9d" officeooo:paragraph-rsid="002d9d9d"/>
    </style:style>
    <style:style style:name="P28" style:family="paragraph" style:parent-style-name="Standard">
      <style:text-properties style:text-underline-style="none" officeooo:rsid="002f9bea" officeooo:paragraph-rsid="002f9bea"/>
    </style:style>
    <style:style style:name="P29" style:family="paragraph" style:parent-style-name="Standard">
      <style:text-properties style:text-underline-style="none" officeooo:rsid="002fa23b" officeooo:paragraph-rsid="002fa23b"/>
    </style:style>
    <style:style style:name="P30" style:family="paragraph" style:parent-style-name="Standard">
      <style:text-properties style:text-underline-style="none" officeooo:rsid="0031470c" officeooo:paragraph-rsid="0031470c"/>
    </style:style>
    <style:style style:name="P31" style:family="paragraph" style:parent-style-name="Standard">
      <style:text-properties fo:color="#000000" style:font-name="Droid Sans Mono" fo:font-size="10.5pt" style:text-underline-style="none" fo:font-weight="normal" officeooo:rsid="0031470c" officeooo:paragraph-rsid="0031470c" fo:background-color="transparent"/>
    </style:style>
    <style:style style:name="P32" style:family="paragraph" style:parent-style-name="Standard">
      <style:paragraph-properties style:line-height-at-least="0.503cm"/>
      <style:text-properties fo:color="#000000" style:font-name="Droid Sans Mono" fo:font-size="10.5pt" style:text-underline-style="none" fo:font-weight="normal" officeooo:rsid="0039b004" officeooo:paragraph-rsid="0039b004" fo:background-color="transparent"/>
    </style:style>
    <style:style style:name="P33" style:family="paragraph" style:parent-style-name="Standard">
      <style:paragraph-properties style:line-height-at-least="0.503cm"/>
      <style:text-properties fo:color="#000000" style:font-name="Droid Sans Mono" fo:font-size="10.5pt" style:text-underline-style="none" fo:font-weight="normal" officeooo:rsid="003ac1c6" officeooo:paragraph-rsid="003ac1c6" fo:background-color="transparent"/>
    </style:style>
    <style:style style:name="P34" style:family="paragraph" style:parent-style-name="Standard">
      <style:paragraph-properties style:line-height-at-least="0.503cm"/>
      <style:text-properties fo:color="#000000" style:font-name="Droid Sans Mono" fo:font-size="10.5pt" style:text-underline-style="none" fo:font-weight="normal" officeooo:rsid="003cb83a" officeooo:paragraph-rsid="003cb83a" fo:background-color="transparent"/>
    </style:style>
    <style:style style:name="P35" style:family="paragraph" style:parent-style-name="Standard">
      <style:paragraph-properties style:line-height-at-least="0.503cm"/>
      <style:text-properties fo:color="#000000" style:font-name="Droid Sans Mono" fo:font-size="10.5pt" style:text-underline-style="none" fo:font-weight="normal" officeooo:rsid="003ce98c" officeooo:paragraph-rsid="003ce98c" fo:background-color="transparent"/>
    </style:style>
    <style:style style:name="P36" style:family="paragraph" style:parent-style-name="Standard">
      <style:paragraph-properties style:line-height-at-least="0.503cm"/>
      <style:text-properties fo:color="#000000" style:font-name="Droid Sans Mono" fo:font-size="10.5pt" style:text-underline-style="none" fo:font-weight="normal" officeooo:rsid="003df5a0" officeooo:paragraph-rsid="003df5a0" fo:background-color="transparent"/>
    </style:style>
    <style:style style:name="P37" style:family="paragraph" style:parent-style-name="Standard">
      <style:paragraph-properties style:line-height-at-least="0.503cm"/>
      <style:text-properties fo:color="#000000" style:font-name="Droid Sans Mono" fo:font-size="10.5pt" style:text-underline-style="none" fo:font-weight="normal" officeooo:rsid="003ef04d" officeooo:paragraph-rsid="003ef04d" fo:background-color="transparent"/>
    </style:style>
    <style:style style:name="P38" style:family="paragraph" style:parent-style-name="Standard">
      <style:paragraph-properties style:line-height-at-least="0.503cm"/>
      <style:text-properties fo:color="#000000" style:font-name="Droid Sans Mono" fo:font-size="10.5pt" style:text-underline-style="none" fo:font-weight="normal" officeooo:rsid="00403660" officeooo:paragraph-rsid="00403660" fo:background-color="transparent"/>
    </style:style>
    <style:style style:name="P39" style:family="paragraph" style:parent-style-name="Standard">
      <style:paragraph-properties style:line-height-at-least="0.503cm"/>
      <style:text-properties fo:color="#000000" style:font-name="Droid Sans Mono" fo:font-size="10.5pt" fo:font-weight="normal" fo:background-color="transparent"/>
    </style:style>
    <style:style style:name="P40" style:family="paragraph" style:parent-style-name="Standard">
      <style:paragraph-properties style:line-height-at-least="0.503cm"/>
      <style:text-properties fo:color="#000000" style:font-name="Droid Sans Mono" fo:font-size="10.5pt" fo:font-weight="normal" officeooo:rsid="0031470c" officeooo:paragraph-rsid="0031470c" fo:background-color="transparent"/>
    </style:style>
    <style:style style:name="P41" style:family="paragraph" style:parent-style-name="Standard">
      <style:paragraph-properties style:line-height-at-least="0.503cm"/>
      <style:text-properties fo:color="#000000" style:font-name="Droid Sans Mono" fo:font-size="10.5pt" fo:font-weight="normal" officeooo:rsid="0032f08e" officeooo:paragraph-rsid="0032f08e" fo:background-color="transparent"/>
    </style:style>
    <style:style style:name="P42" style:family="paragraph" style:parent-style-name="Standard">
      <style:paragraph-properties style:line-height-at-least="0.503cm"/>
      <style:text-properties fo:color="#000000" style:font-name="Droid Sans Mono" fo:font-size="10.5pt" fo:font-weight="normal" officeooo:rsid="0034106f" officeooo:paragraph-rsid="0034106f" fo:background-color="transparent"/>
    </style:style>
    <style:style style:name="P43" style:family="paragraph" style:parent-style-name="Standard">
      <style:paragraph-properties style:line-height-at-least="0.503cm"/>
      <style:text-properties fo:color="#000000" style:font-name="Droid Sans Mono" fo:font-size="10.5pt" fo:font-weight="normal" officeooo:rsid="00356833" officeooo:paragraph-rsid="00356833" fo:background-color="transparent"/>
    </style:style>
    <style:style style:name="P44" style:family="paragraph" style:parent-style-name="Standard">
      <style:paragraph-properties style:line-height-at-least="0.503cm"/>
      <style:text-properties fo:color="#000000" style:font-name="Droid Sans Mono" fo:font-size="10.5pt" fo:font-weight="normal" officeooo:rsid="0035685a" officeooo:paragraph-rsid="0035685a" fo:background-color="transparent"/>
    </style:style>
    <style:style style:name="P45" style:family="paragraph" style:parent-style-name="Standard">
      <style:paragraph-properties style:line-height-at-least="0.503cm"/>
      <style:text-properties fo:color="#000000" style:font-name="Droid Sans Mono" fo:font-size="10.5pt" fo:font-weight="normal" officeooo:rsid="00363422" officeooo:paragraph-rsid="00363422" fo:background-color="transparent"/>
    </style:style>
    <style:style style:name="P46" style:family="paragraph" style:parent-style-name="Standard">
      <style:paragraph-properties style:line-height-at-least="0.503cm"/>
      <style:text-properties fo:color="#000000" style:font-name="Droid Sans Mono" fo:font-size="10.5pt" fo:font-weight="normal" officeooo:rsid="0038bff3" officeooo:paragraph-rsid="0038bff3" fo:background-color="transparent"/>
    </style:style>
    <style:style style:name="P47" style:family="paragraph" style:parent-style-name="Standard">
      <style:paragraph-properties style:line-height-at-least="0.503cm"/>
      <style:text-properties fo:color="#000000" style:font-name="Droid Sans Mono" fo:font-size="10.5pt" fo:font-weight="normal" officeooo:rsid="0039b004" officeooo:paragraph-rsid="0039b004" fo:background-color="transparent"/>
    </style:style>
    <style:style style:name="P48" style:family="paragraph" style:parent-style-name="Standard">
      <style:paragraph-properties style:line-height-at-least="0.503cm"/>
      <style:text-properties fo:color="#000000" style:font-name="Droid Sans Mono" fo:font-size="10.5pt" style:text-underline-style="solid" style:text-underline-width="auto" style:text-underline-color="font-color" fo:font-weight="normal" officeooo:rsid="0039b004" officeooo:paragraph-rsid="0039b004" fo:background-color="transparent"/>
    </style:style>
    <style:style style:name="P49" style:family="paragraph" style:parent-style-name="Standard">
      <style:paragraph-properties style:line-height-at-least="0.503cm"/>
      <style:text-properties fo:color="#000000" fo:background-color="transparent"/>
    </style:style>
    <style:style style:name="P50" style:family="paragraph" style:parent-style-name="Standard">
      <style:paragraph-properties style:line-height-at-least="0.503cm"/>
      <style:text-properties fo:color="#ed1c24" style:font-name="Droid Sans Mono" fo:font-size="10.5pt" fo:font-weight="normal" officeooo:rsid="0031470c" officeooo:paragraph-rsid="0031470c" fo:background-color="transparent"/>
    </style:style>
    <style:style style:name="P51" style:family="paragraph" style:parent-style-name="Standard">
      <style:paragraph-properties style:line-height-at-least="0.503cm"/>
      <style:text-properties fo:color="#ed1c24" style:font-name="Droid Sans Mono" fo:font-size="10.5pt" fo:font-weight="normal" fo:background-color="transparent"/>
    </style:style>
    <style:style style:name="P52" style:family="paragraph" style:parent-style-name="Standard">
      <style:text-properties officeooo:rsid="0017897a" officeooo:paragraph-rsid="0017897a"/>
    </style:style>
    <style:style style:name="P53" style:family="paragraph" style:parent-style-name="Standard">
      <style:text-properties style:text-underline-style="solid" style:text-underline-width="auto" style:text-underline-color="font-color" officeooo:rsid="002b773f" officeooo:paragraph-rsid="002b773f"/>
    </style:style>
    <style:style style:name="T1" style:family="text">
      <style:text-properties officeooo:rsid="001d33a1"/>
    </style:style>
    <style:style style:name="T2" style:family="text">
      <style:text-properties officeooo:rsid="0023fe7a"/>
    </style:style>
    <style:style style:name="T3" style:family="text">
      <style:text-properties fo:color="#b5cea8"/>
    </style:style>
    <style:style style:name="T4" style:family="text">
      <style:text-properties fo:color="#dcdcaa"/>
    </style:style>
    <style:style style:name="T5" style:family="text">
      <style:text-properties fo:color="#c586c0"/>
    </style:style>
    <style:style style:name="T6" style:family="text">
      <style:text-properties fo:color="#4ec9b0"/>
    </style:style>
    <style:style style:name="T7" style:family="text">
      <style:text-properties fo:color="#569cd6"/>
    </style:style>
    <style:style style:name="T8" style:family="text">
      <style:text-properties fo:color="#9cdcfe"/>
    </style:style>
    <style:style style:name="T9" style:family="text">
      <style:text-properties fo:color="#ce9178"/>
    </style:style>
    <style:style style:name="T10" style:family="text">
      <style:text-properties officeooo:rsid="0033b66e"/>
    </style:style>
    <style:style style:name="T11" style:family="text">
      <style:text-properties officeooo:rsid="0035685a"/>
    </style:style>
    <style:style style:name="T12" style:family="text">
      <style:text-properties officeooo:rsid="00376557"/>
    </style:style>
    <style:style style:name="T13" style:family="text">
      <style:text-properties officeooo:rsid="003f0d99"/>
    </style:style>
    <style:style style:name="T14" style:family="text">
      <style:text-properties fo:font-variant="normal" fo:text-transform="none" fo:color="#222222" style:font-name="arial" fo:font-size="12pt" fo:letter-spacing="normal" fo:font-style="normal" fo:font-weight="normal"/>
    </style:style>
    <style:style style:name="T15" style:family="text">
      <style:text-properties fo:font-variant="normal" fo:text-transform="none" fo:color="#222222" style:font-name="arial" fo:font-size="12pt" fo:letter-spacing="normal" fo:font-style="normal" fo:font-weight="bold"/>
    </style:style>
    <style:style style:name="T16" style:family="text">
      <style:text-properties fo:font-variant="normal" fo:text-transform="none" fo:color="#222222"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jax video:</text:p>
      <text:p text:style-name="P1"/>
      <text:p text:style-name="P2">Stands for Asyc Java Script And XML.</text:p>
      <text:p text:style-name="P3">Asyc means non blocking code. </text:p>
      <text:p text:style-name="P4">Asyc can run out of normal flow of the program. When we run Asyc code then the code is passed over to API and continues with our program until we can bring Asyc code back into our normal flow or call stack.</text:p>
      <text:p text:style-name="P5">That means we can run code without having to re running the whole program, without refreshing the page. </text:p>
      <text:p text:style-name="P5">AJAX – update the page without refreshing the page, we can receive and send data without our user have to do any thing or refreshing the page. </text:p>
      <text:p text:style-name="P5"/>
      <text:p text:style-name="P5">For example open Slack in web browser. You will see that data getting posted and fetched without getting page refresh. </text:p>
      <text:p text:style-name="P5"/>
      <text:p text:style-name="P5">XHR and Ajax help to get data from the server without having to refresh the webpage. </text:p>
      <text:p text:style-name="P5"/>
      <text:p text:style-name="P6">Ajax uses XHR (XmlHttpRequest) is a web API used for sending and receiving data. </text:p>
      <text:p text:style-name="P6">XHR is request to the server through XML.</text:p>
      <text:p text:style-name="P6">Whenever it is Asyc it is WebAPI. WebApi is the only spot where it can do Asyc.</text:p>
      <text:p text:style-name="P6"/>
      <text:p text:style-name="P7"><text:span text:style-name="T1">XHR: </text:span>Use <text:span text:style-name="Source_20_Text">XMLHttpRequest</text:span> (XHR) objects to interact with servers. You can retrieve data from a URL without having to do a full page refresh. This enables a Web page to update just part of a page without disrupting what the user is doing.</text:p>
      <text:p text:style-name="P6"/>
      <text:p text:style-name="P8">When we use thrid party API library, under the hood they are all using XHR request. Ajax is XHR with Javascript. </text:p>
      <text:p text:style-name="P8"/>
      <text:p text:style-name="P9">How many thread does JS have? 1</text:p>
      <text:p text:style-name="P9">how many call stack does JS have? 1</text:p>
      <text:p text:style-name="P9">1 thread = one call stack </text:p>
      <text:p text:style-name="P9">JS is single threaded programing language by blocking in nature. </text:p>
      <text:p text:style-name="P9"/>
      <text:p text:style-name="P10">Onece you see the data on the console, then this is what happens underneath the hood for all APIs.</text:p>
      <text:p text:style-name="P10"/>
      <text:p text:style-name="P10">We just wrote out what they are abstracting away.</text:p>
      <text:p text:style-name="P10"/>
      <text:p text:style-name="P10">Under the hood they are doing XHR request.</text:p>
      <text:p text:style-name="P10"/>
      <text:p text:style-name="P10">When we Use Ajax then we retrieve, Json data</text:p>
      <text:p text:style-name="P11">so we used XXMHttpRequest to receive Json. Though the name says XML (which is little confusing) we can use to transport plane text or Jason or XML or other data types. In this case it is Json. </text:p>
      <text:p text:style-name="P11"/>
      <text:p text:style-name="P11">We have modern JavaScript AJAX Libraries to abstract away that complexity. </text:p>
      <text:p text:style-name="P11"/>
      <text:p text:style-name="P11">Lets re do this XHR code in Jquery. </text:p>
      <text:p text:style-name="P11">Under the hood it is still using XHR even if we are using Jquery.</text:p>
      <text:p text:style-name="P11"/>
      <text:p text:style-name="P12">Let us implement this in Rails. </text:p>
      <text:p text:style-name="P12"/>
      <text:p text:style-name="P12">Rails new student_api -d postgresql</text:p>
      <text:p text:style-name="P12"><text:soft-page-break/>cd student_api</text:p>
      <text:p text:style-name="P12">rails <text:a xlink:type="simple" xlink:href="db:create" text:style-name="Internet_20_link" text:visited-style-name="Visited_20_Internet_20_Link">db:create</text:a></text:p>
      <text:p text:style-name="P12">rails g scaffold Student name:string location:string</text:p>
      <text:p text:style-name="P12">rails <text:a xlink:type="simple" xlink:href="db:migrate" text:style-name="Internet_20_link" text:visited-style-name="Visited_20_Internet_20_Link">db:migrate</text:a></text:p>
      <text:p text:style-name="P12"/>
      <text:p text:style-name="P12">Depending on where JS is running at it has extra things (extensions) to connect to in browser that extra thing of JS is call web api. <text:s/>Web api gives us functionality normal JS does not have. Such as Asyc call (else JS is single threaded program). We need something to make it Asyc. Web Api gives us bunch of Apis that we connect into to do Async call. <text:span text:style-name="T2">One of those APIs is XHR</text:span></text:p>
      <text:p text:style-name="P13">with normal Java Script this is not possible because technically ourprogram is already executed. </text:p>
      <text:p text:style-name="P13"/>
      <text:p text:style-name="P14">Go to seed and to </text:p>
      <text:p text:style-name="P16"><text:span text:style-name="T3">10</text:span>.<text:span text:style-name="T4">times</text:span> <text:span text:style-name="T5">do </text:span></text:p>
      <text:p text:style-name="P15"><text:span text:style-name="T6">Student</text:span>.<text:span text:style-name="T4">create</text:span>(</text:p>
      <text:p text:style-name="P15"><text:span text:style-name="T7">name:</text:span> <text:span text:style-name="T6">Faker</text:span>::<text:span text:style-name="T6">Name</text:span>.<text:span text:style-name="T4">name</text:span>,</text:p>
      <text:p text:style-name="P15"><text:span text:style-name="T7">location:</text:span> <text:span text:style-name="T6">Faker</text:span>::<text:span text:style-name="T6">Address</text:span>.<text:span text:style-name="T4">full_address</text:span>,</text:p>
      <text:p text:style-name="P15">)</text:p>
      <text:p text:style-name="P18">end</text:p>
      <text:p text:style-name="P14"/>
      <text:p text:style-name="P14">install Faker:</text:p>
      <text:p text:style-name="P14">bundle add faker</text:p>
      <text:p text:style-name="P14">rails <text:a xlink:type="simple" xlink:href="db:seed" text:style-name="Internet_20_link" text:visited-style-name="Visited_20_Internet_20_Link">db:seed</text:a></text:p>
      <text:p text:style-name="P14"/>
      <text:p text:style-name="P19">now let us request json data from our rails app.</text:p>
      <text:p text:style-name="P19">When you click on the button, you get protocol error.</text:p>
      <text:p text:style-name="P20">Now you will get </text:p>
      <text:p text:style-name="P20">from Origin “null” has been blocked by CORS policy: No Access-Control-Allow_origin” header is present on the requested resources.</text:p>
      <text:p text:style-name="P20"/>
      <text:p text:style-name="P21">Now comes CORS</text:p>
      <text:p text:style-name="P21">it stands for Cross Origin Reource Sharing.</text:p>
      <text:p text:style-name="P21">It is a security relaxzation measure. Browser by default does not allow you to communicate through ajax on domain that you are not currently on. The web page we built is not on localhost 3000. So by default browser blocks that. </text:p>
      <text:p text:style-name="P21">With CORS we can specify who and what can access to what. We can relax so and so can access local host 3000 students. It is security relaxzation measure. </text:p>
      <text:p text:style-name="P21">We add:</text:p>
      <text:p text:style-name="P21">Access Control Allow Origin Header</text:p>
      <text:p text:style-name="P21"/>
      <text:p text:style-name="P21">We need to put this header.</text:p>
      <text:p text:style-name="P21"/>
      <text:p text:style-name="P22">Now modify cors policy in rails</text:p>
      <text:p text:style-name="P22">in config . Application under 5.2 put</text:p>
      <text:p text:style-name="P22"/>
      <text:p text:style-name="P17"><text:span text:style-name="T8">config</text:span>.<text:span text:style-name="T4">action_dispatch</text:span>.<text:span text:style-name="T4">default_headers</text:span> = {</text:p>
      <text:p text:style-name="P15"><text:span text:style-name="T9">'Access-Control-Allow-Origin'</text:span>: <text:span text:style-name="T9">'*'</text:span></text:p>
      <text:p text:style-name="P15">}</text:p>
      <text:p text:style-name="P22"/>
      <text:p text:style-name="P22">we can modify to certain users, or domain or certain source only. But we are doing for all by putting * there. </text:p>
      <text:p text:style-name="P22"/>
      <text:p text:style-name="P22">DOING POST </text:p>
      <text:p text:style-name="P22"><text:soft-page-break/>we need to turn authentication off first:</text:p>
      <text:p text:style-name="P17">skip_before_action <text:span text:style-name="T7">:verify_authenticity_token</text:span></text:p>
      <text:p text:style-name="P22"/>
      <text:p text:style-name="P23">let us add third button to post and copy paste the GET ajax script and modify it to be post and we need to pass data to save in the database too.</text:p>
      <text:p text:style-name="P23"/>
      <text:p text:style-name="P24">Ajax does not care when the page lodes. As soon as it is hit it does its work.</text:p>
      <text:p text:style-name="P24"/>
      <text:p text:style-name="P25">Promises</text:p>
      <text:p text:style-name="P25"/>
      <text:p text:style-name="P25"><text:span text:style-name="T14">A </text:span><text:span text:style-name="T15">promise</text:span><text:span text:style-name="T16"> </text:span><text:span text:style-name="T14">represents the eventual result of an asynchronous operation. It is a placeholder into which the successful result value or reason for failure will materialize.</text:span></text:p>
      <text:p text:style-name="P25"/>
      <text:p text:style-name="P26">Lets bring ourself in call back hell here.</text:p>
      <text:p text:style-name="P26"/>
      <text:p text:style-name="P26">Jquery other than Ajax has $ get.</text:p>
      <text:p text:style-name="P26">We give url and then call back to get.</text:p>
      <text:p text:style-name="P27">$ comes from the following</text:p>
      <text:p text:style-name="P27">let $ = new jQuery();</text:p>
      <text:p text:style-name="P27"/>
      <text:p text:style-name="P28">answer to call back hell is Promise</text:p>
      <text:p text:style-name="P28"/>
      <text:p text:style-name="P28">creating a promise</text:p>
      <text:p text:style-name="P28"/>
      <text:p text:style-name="P29">we type the following: </text:p>
      <text:p text:style-name="P29">in console type:</text:p>
      <text:p text:style-name="P29"/>
      <text:p text:style-name="P28">let ourPromise = new Promise((resolve,reject) =&gt;{</text:p>
      <text:p text:style-name="P28">});</text:p>
      <text:p text:style-name="P29">Inside of its constructor is a function. In that function it has two arguments resolve and reject. This is the basic element of any promise.</text:p>
      <text:p text:style-name="P29">This is how we create a new Promise. We call Object Constructor function. In constructor we have to have a function that takes two arguments resolve and Reject.</text:p>
      <text:p text:style-name="P29"/>
      <text:p text:style-name="P29">Now hit enter in console. </text:p>
      <text:p text:style-name="P29">You will see Promise{&lt;pending&gt;}</text:p>
      <text:p text:style-name="P29"/>
      <text:p text:style-name="P30">function inside of it is called promise resolver function,</text:p>
      <text:p text:style-name="P30">a Promise has three states</text:p>
      <text:p text:style-name="P30">1. Pending – niether fulfilled nor rejected (still waiting for something to happen inside the promise)</text:p>
      <text:p text:style-name="P30">it can be resolved or rejected. </text:p>
      <text:p text:style-name="P30">2. Fulfilled – is basiceally resolved</text:p>
      <text:p text:style-name="P30">3. Rejected – is rejected</text:p>
      <text:p text:style-name="P30"/>
      <text:p text:style-name="P30">Promise is also Asynce code, it is remove from call stack and put into Web API it is brought back to call stack by event loop once the stack is clear.</text:p>
      <text:p text:style-name="P30"/>
      <text:p text:style-name="P30">Let us create our first Promise</text:p>
      <text:p text:style-name="P30"/>
      <text:p text:style-name="P31">let x = 2;</text:p>
      <text:p text:style-name="P39">let y = 5;</text:p>
      <text:p text:style-name="P39">let calculation = new Promise((resolve,reject)=&gt;{</text:p>
      <text:p text:style-name="P39"><text:soft-page-break/>let answer = x + y;</text:p>
      <text:p text:style-name="P49"/>
      <text:p text:style-name="P39">if(isNaN(answer)){</text:p>
      <text:p text:style-name="P39">reject("input needs to be a number");</text:p>
      <text:p text:style-name="P39">}</text:p>
      <text:p text:style-name="P49"/>
      <text:p text:style-name="P39">resolve(answer);</text:p>
      <text:p text:style-name="P49"/>
      <text:p text:style-name="P39">});</text:p>
      <text:p text:style-name="P39"/>
      <text:p text:style-name="P40">If it is not a number, then normally we throw an error but in case of Promise we instead of throw we say reject (“input needs to be number”);</text:p>
      <text:p text:style-name="P40"/>
      <text:p text:style-name="P40">else </text:p>
      <text:p text:style-name="P40">we resolve(answer);</text:p>
      <text:p text:style-name="P40"/>
      <text:p text:style-name="P40">so when error happens then we reject it</text:p>
      <text:p text:style-name="P40"/>
      <text:p text:style-name="P40">if everything fine happens then we resolve it. </text:p>
      <text:p text:style-name="P40"/>
      <text:p text:style-name="P40">Something unique about this function.</text:p>
      <text:p text:style-name="P40">To bring the value out of the function we normally use return. But in this case there is no return. We either resolve it or reject it. That is how we get value out of the promise. </text:p>
      <text:p text:style-name="P40">Anything inside the resolve or reject gets returned from the promise. </text:p>
      <text:p text:style-name="P40"/>
      <text:p text:style-name="P40">If rejected error is returned. If successful “answer” is returned.</text:p>
      <text:p text:style-name="P40"/>
      <text:p text:style-name="P41">Now we do method chaining (there is no semicolon below the code)</text:p>
      <text:p text:style-name="P40"/>
      <text:p text:style-name="P40">//<text:span text:style-name="T10">we are writing calculation.then().catch();</text:span></text:p>
      <text:p text:style-name="P50">calculation</text:p>
      <text:p text:style-name="P51">.then(data =&gt;{</text:p>
      <text:p text:style-name="P51">console.log(data);</text:p>
      <text:p text:style-name="P51">})</text:p>
      <text:p text:style-name="P51">.catch(error =&gt;{</text:p>
      <text:p text:style-name="P51">console.log(error);</text:p>
      <text:p text:style-name="P51">});</text:p>
      <text:p text:style-name="P49"/>
      <text:p text:style-name="P39">console.log(1);</text:p>
      <text:p text:style-name="P39"/>
      <text:p text:style-name="P42">this above code is Async</text:p>
      <text:p text:style-name="P42"/>
      <text:p text:style-name="P42">what do you think is going to print In the screen?</text:p>
      <text:p text:style-name="P42"/>
      <text:p text:style-name="P42">First 1 and then 7. See it is not following the top to bottom pattern when executing the code.</text:p>
      <text:p text:style-name="P42"/>
      <text:p text:style-name="P43">Text in red is taken out of the folow as it is async and console.log(1) is printed. <text:span text:style-name="T11">Then call stake is clear and red code is brought to call stack. </text:span></text:p>
      <text:p text:style-name="P44">Now there is no error, so then is executed. Not Catch. And 7 is printed. It is like try catch block. </text:p>
      <text:p text:style-name="P45"><text:soft-page-break/>If A <text:s/>promise resolve successfully <text:span text:style-name="T12">IT COMES INTO then statement. If it is rejected (if not resolve successfully) then it comes into catch. </text:span></text:p>
      <text:p text:style-name="P45"/>
      <text:p text:style-name="P46">Let us make an error. </text:p>
      <text:p text:style-name="P46">Change value of y to test</text:p>
      <text:p text:style-name="P46">let y = “test”</text:p>
      <text:p text:style-name="P46"/>
      <text:p text:style-name="P46">now we are adding 2 and “test”</text:p>
      <text:p text:style-name="P46"/>
      <text:p text:style-name="P46">when we refresh the page, it goes to NaN condition and error message is passed to catch when is then printed. </text:p>
      <text:p text:style-name="P46"/>
      <text:p text:style-name="P46">Reject for error and Resolve for successful.</text:p>
      <text:p text:style-name="P46">We dont return anything. Its just resolve and reject. </text:p>
      <text:p text:style-name="P47">Then = when resolved successfully</text:p>
      <text:p text:style-name="P47">catch = when promise is rejected. </text:p>
      <text:p text:style-name="P47"/>
      <text:p text:style-name="P47">Now let us try function returning a promise:</text:p>
      <text:p text:style-name="P47"/>
      <text:p text:style-name="P47">promise is asynce that says “I promise I will do something and get back to you”</text:p>
      <text:p text:style-name="P47"/>
      <text:p text:style-name="P48">write a promise that take two arguments x and y and returns a promise.</text:p>
      <text:p text:style-name="P40"/>
      <text:p text:style-name="P32">Promise are much more useful when they are part of a function call. When they are return as a function return.</text:p>
      <text:p text:style-name="P32"/>
      <text:p text:style-name="P32">So take the promise and wrap it in a function:</text:p>
      <text:p text:style-name="P32"/>
      <text:p text:style-name="P48">wrapping Promise to a function:</text:p>
      <text:p text:style-name="P48"/>
      <text:p text:style-name="P48">function adder(x,y){</text:p>
      <text:p text:style-name="P39">return new Promise((resolve,reject)=&gt;{</text:p>
      <text:p text:style-name="P39">let answer = x+y;</text:p>
      <text:p text:style-name="P39">if(isNaN(answer)){</text:p>
      <text:p text:style-name="P39">reject("input needs to be a number");</text:p>
      <text:p text:style-name="P39">}</text:p>
      <text:p text:style-name="P39">resolve(answer);</text:p>
      <text:p text:style-name="P39">})</text:p>
      <text:p text:style-name="P39">}</text:p>
      <text:p text:style-name="P49"/>
      <text:p text:style-name="P39">adder(6,5)</text:p>
      <text:p text:style-name="P39">.then(data =&gt;{</text:p>
      <text:p text:style-name="P39">console.log(data);</text:p>
      <text:p text:style-name="P39">})</text:p>
      <text:p text:style-name="P39">.catch(error =&gt;{</text:p>
      <text:p text:style-name="P39">console.log(error);</text:p>
      <text:p text:style-name="P39">});</text:p>
      <text:p text:style-name="P49"/>
      <text:p text:style-name="P39">console.log(10);</text:p>
      <text:p text:style-name="P48"/>
      <text:p text:style-name="P48"/>
      <text:p text:style-name="P32"><text:soft-page-break/>Call adder three times, each time takes previous answer as input for next call.</text:p>
      <text:p text:style-name="P33">So </text:p>
      <text:p text:style-name="P33">adder(2,5) –7</text:p>
      <text:p text:style-name="P33">adder(7,4) – 11</text:p>
      <text:p text:style-name="P33">adder(11,5)-- 16</text:p>
      <text:p text:style-name="P33"/>
      <text:p text:style-name="P33">we now enter into PROMISE HELL:</text:p>
      <text:p text:style-name="P33"/>
      <text:p text:style-name="P34">it is easy to fall into a trap in Promise as we did with call back. </text:p>
      <text:p text:style-name="P34"/>
      <text:p text:style-name="P34">Call back and Promise look and work similarly. So there is a chance to fall into Promise hell.</text:p>
      <text:p text:style-name="P34"/>
      <text:p text:style-name="P35">Promise allows us to chain them together called Promise chain. As long as you return a promise, a new promise can be chained into it. </text:p>
      <text:p text:style-name="P35"/>
      <text:p text:style-name="P35">Promise Chain:</text:p>
      <text:p text:style-name="P35"/>
      <text:p text:style-name="P35"/>
      <text:p text:style-name="P36">in a promise if there is a reject or throw, runs the catch. So it keeps promise clean. We do not need try. Even throw will run the catch. </text:p>
      <text:p text:style-name="P36"/>
      <text:p text:style-name="P37">Two ways to enter the catch block</text:p>
      <text:p text:style-name="P37"/>
      <text:p text:style-name="P37">either throw the error or Reject the error. <text:span text:style-name="T13">As soon as throw happens, <text:s/>no more code runs.</text:span></text:p>
      <text:p text:style-name="P37"/>
      <text:p text:style-name="P38">Promise Scope (47:43 min in video)</text:p>
      <text:p text:style-name="P30"><text:s/></text:p>
      <text:p text:style-name="P30"/>
      <text:p text:style-name="P24"/>
      <text:p text:style-name="P9"/>
      <text:p text:style-name="P9"/>
      <text:p text:style-name="P4"><text:s/></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22:00.059376964</meta:creation-date>
    <dc:date>2018-11-20T09:58:55.809336227</dc:date>
    <meta:editing-duration>PT2H7M56S</meta:editing-duration>
    <meta:editing-cycles>31</meta:editing-cycles>
    <meta:generator>LibreOffice/6.0.6.2$Linux_X86_64 LibreOffice_project/00m0$Build-2</meta:generator>
    <meta:document-statistic meta:table-count="0" meta:image-count="0" meta:object-count="0" meta:page-count="6" meta:paragraph-count="172" meta:word-count="1578" meta:character-count="8747" meta:non-whitespace-character-count="7290"/>
  </office:meta>
</office:document-meta>
</file>